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0cm" svg:x2="28.7cm" svg:y2="10cm">
          <text:p/>
        </draw:line>
        <draw:connector draw:style-name="gr2" draw:text-style-name="P1" draw:layer="layout" draw:type="line" svg:x1="2.5cm" svg:y1="9cm" svg:x2="5cm" svg:y2="11cm" draw:start-shape="id1" draw:start-glue-point="2" draw:end-shape="id2" draw:end-glue-point="0" svg:d="m2500 9000 2500 2000">
          <text:p/>
        </draw:connector>
        <draw:custom-shape draw:style-name="gr3" draw:text-style-name="P2" xml:id="id1" draw:id="id1" draw:layer="layout" svg:width="3cm" svg:height="0.5cm" svg:x="1cm" svg:y="8.5cm">
          <text:p text:style-name="P1"><text:span text:style-name="T1">my_gazebo_wor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cm" svg:y1="1.5cm" svg:x2="2.5cm" svg:y2="8.5cm" draw:start-shape="id3" draw:start-glue-point="2" draw:end-shape="id1" draw:end-glue-point="0" svg:d="m5000 1500-2500 7000">
          <text:p/>
        </draw:connector>
        <draw:custom-shape draw:style-name="gr4" draw:text-style-name="P2" draw:layer="layout" svg:width="3cm" svg:height="0.5cm" svg:x="3.5cm" svg:y="11.5cm">
          <text:p text:style-name="P1"><text:span text:style-name="T1">gazebo_plug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3cm" svg:height="0.5cm" svg:x="3.5cm" svg:y="11cm">
          <text:p text:style-name="P1"><text:span text:style-name="T1">gazeb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cm" svg:height="3.5cm" svg:x="12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5cm" svg:x="13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0.5cm" svg:x="13cm" svg:y="11.5cm">
          <text:p text:style-name="P1"><text:span text:style-name="T1">erratic_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3cm" svg:height="0.5cm" svg:x="13cm" svg:y="11cm">
          <text:p text:style-name="P1"><text:span text:style-name="T1">p2os_ur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0.5cm" svg:x="23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cm" svg:height="0.5cm" svg:x="23cm" svg:y="11.5cm">
          <text:p text:style-name="P1"><text:span text:style-name="T1">erratic_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cm" svg:height="0.5cm" svg:x="23cm" svg:y="11cm">
          <text:p text:style-name="P1"><text:span text:style-name="T1">p2os_dri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3cm" svg:height="0.5cm" svg:x="13cm" svg:y="8.5cm">
          <text:p text:style-name="P1"><text:span text:style-name="T1">my_robot_de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cm" svg:y1="7.5cm" svg:x2="5cm" svg:y2="11cm" draw:start-shape="id4" draw:start-glue-point="2" draw:end-shape="id2" draw:end-glue-point="0" svg:d="m5000 7500v3500">
          <text:p/>
        </draw:connector>
        <draw:connector draw:style-name="gr2" draw:text-style-name="P1" draw:layer="layout" draw:type="line" svg:x1="8.5cm" svg:y1="4.5cm" svg:x2="5cm" svg:y2="11cm" draw:start-shape="id5" draw:start-glue-point="2" draw:end-shape="id2" draw:end-glue-point="0" svg:d="m8500 4500-3500 6500">
          <text:p/>
        </draw:connector>
        <draw:custom-shape draw:style-name="gr3" draw:text-style-name="P2" xml:id="id4" draw:id="id4" draw:layer="layout" svg:width="3cm" svg:height="0.5cm" svg:x="3.5cm" svg:y="7cm">
          <text:p text:style-name="P1"><text:span text:style-name="T1">my_gazebo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3cm" svg:height="0.5cm" svg:x="7cm" svg:y="4cm">
          <text:p text:style-name="P1"><text:span text:style-name="T1">my_gazebo_rob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5cm" svg:y1="9cm" svg:x2="14.5cm" svg:y2="11cm" draw:start-shape="id6" draw:start-glue-point="2" draw:end-shape="id7" draw:end-glue-point="0" svg:d="m14500 9000v2000">
          <text:p/>
        </draw:connector>
        <draw:connector draw:style-name="gr2" draw:text-style-name="P1" draw:layer="layout" draw:type="line" svg:x1="8.5cm" svg:y1="4.5cm" svg:x2="14.5cm" svg:y2="8.5cm" draw:start-shape="id5" draw:start-glue-point="2" draw:end-shape="id6" draw:end-glue-point="0" svg:d="m8500 4500 6000 4000">
          <text:p/>
        </draw:connector>
        <draw:custom-shape draw:style-name="gr3" draw:text-style-name="P2" xml:id="id3" draw:id="id3" draw:layer="layout" svg:width="3cm" svg:height="0.5cm" svg:x="3.5cm" svg:y="1cm">
          <text:p text:style-name="P1"><text:span text:style-name="T1">my_gazebo_scenari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5cm" svg:y1="1.5cm" svg:x2="5cm" svg:y2="7cm" draw:start-shape="id3" draw:start-glue-point="2" draw:end-shape="id4" draw:end-glue-point="0" svg:d="m5000 1500v5500">
          <text:p/>
        </draw:connector>
        <draw:connector draw:style-name="gr2" draw:text-style-name="P1" draw:layer="layout" draw:type="line" svg:x1="5cm" svg:y1="1.5cm" svg:x2="8.5cm" svg:y2="4cm" draw:start-shape="id3" draw:start-glue-point="2" draw:end-shape="id5" draw:end-glue-point="0" svg:d="m5000 1500 3500 2500">
          <text:p/>
        </draw:connector>
        <draw:custom-shape draw:style-name="gr6" draw:text-style-name="P2" xml:id="id10" draw:id="id10" draw:layer="layout" svg:width="3cm" svg:height="0.5cm" svg:x="23cm" svg:y="1cm">
          <text:p text:style-name="P1"><text:span text:style-name="T1">my_sce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8" draw:id="id8" draw:layer="layout" svg:width="3cm" svg:height="0.5cm" svg:x="23cm" svg:y="7cm">
          <text:p text:style-name="P1"><text:span text:style-name="T1">my_driv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4.5cm" svg:y1="7.5cm" svg:x2="24.5cm" svg:y2="11cm" draw:start-shape="id8" draw:start-glue-point="2" draw:end-shape="id9" draw:end-glue-point="0" svg:d="m24500 7500v3500">
          <text:p/>
        </draw:connector>
        <draw:custom-shape draw:style-name="gr6" draw:text-style-name="P2" draw:layer="layout" svg:width="3cm" svg:height="0.5cm" svg:x="13cm" svg:y="4cm">
          <text:p text:style-name="P1"><text:span text:style-name="T1">my_controll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3cm" svg:y="4.5cm">
          <text:p text:style-name="P1"><text:span text:style-name="T1">my_sens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4.5cm" svg:y1="1.5cm" svg:x2="24.5cm" svg:y2="7cm" draw:start-shape="id10" draw:start-glue-point="2" draw:end-shape="id8" draw:end-glue-point="0" svg:d="m24500 1500v5500">
          <text:p/>
        </draw:connector>
        <draw:connector draw:style-name="gr2" draw:text-style-name="P1" draw:layer="layout" draw:type="line" svg:x1="5cm" svg:y1="1.5cm" svg:x2="12.5cm" svg:y2="4.75cm" draw:start-shape="id3" draw:start-glue-point="2" draw:end-shape="id11" draw:end-glue-point="3" svg:d="m5000 1500 7500 3250">
          <text:p/>
        </draw:connector>
        <draw:connector draw:style-name="gr2" draw:text-style-name="P1" draw:layer="layout" draw:type="line" svg:x1="24.5cm" svg:y1="1.5cm" svg:x2="16.5cm" svg:y2="4.75cm" draw:start-shape="id10" draw:start-glue-point="2" draw:end-shape="id11" draw:end-glue-point="1" svg:d="m24500 1500-8000 3250">
          <text:p/>
        </draw:connector>
        <draw:custom-shape draw:style-name="gr4" draw:text-style-name="P2" draw:layer="layout" svg:width="3cm" svg:height="0.5cm" svg:x="3.5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cm" svg:height="0.5cm" svg:x="13cm" svg:y="3.5cm">
          <text:p text:style-name="P1"><text:span text:style-name="T1">teleop_r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cm" svg:height="0.5cm" svg:x="13cm" svg:y="5cm">
          <text:p text:style-name="P1"><text:span text:style-name="T1">my_m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5cm" svg:y1="6.5cm" svg:x2="14.5cm" svg:y2="8.5cm" draw:start-shape="id11" draw:start-glue-point="2" draw:end-shape="id6" draw:end-glue-point="0" svg:d="m14500 6500v2000">
          <text:p/>
        </draw:connector>
        <draw:custom-shape draw:style-name="gr6" draw:text-style-name="P2" xml:id="id12" draw:id="id12" draw:layer="layout" svg:width="3cm" svg:height="0.5cm" svg:x="19.5cm" svg:y="4cm">
          <text:p text:style-name="P1"><text:span text:style-name="T1">my_rob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4.5cm" svg:y1="1.5cm" svg:x2="21cm" svg:y2="4cm" draw:start-shape="id10" draw:start-glue-point="2" draw:end-shape="id12" draw:end-glue-point="0" svg:d="m24500 1500-3500 2500">
          <text:p/>
        </draw:connector>
        <draw:connector draw:style-name="gr2" draw:text-style-name="P1" draw:layer="layout" draw:type="line" svg:x1="21cm" svg:y1="4.5cm" svg:x2="14.5cm" svg:y2="8.5cm" draw:start-shape="id12" draw:start-glue-point="2" draw:end-shape="id6" draw:end-glue-point="0" svg:d="m21000 4500-6500 4000">
          <text:p/>
        </draw:connector>
        <draw:connector draw:style-name="gr2" draw:text-style-name="P1" draw:layer="layout" draw:type="line" svg:x1="21cm" svg:y1="4.5cm" svg:x2="24.5cm" svg:y2="7cm" draw:start-shape="id12" draw:start-glue-point="2" draw:end-shape="id8" draw:end-glue-point="0" svg:d="m21000 4500 3500 2500">
          <text:p/>
        </draw:connector>
        <draw:connector draw:style-name="gr2" draw:text-style-name="P1" draw:layer="layout" draw:type="line" svg:x1="8.5cm" svg:y1="4.5cm" svg:x2="5cm" svg:y2="7cm" draw:start-shape="id5" draw:start-glue-point="2" draw:end-shape="id4" draw:end-glue-point="0" svg:d="m8500 4500-3500 2500">
          <text:p/>
        </draw:connector>
        <draw:custom-shape draw:style-name="gr6" draw:text-style-name="P2" draw:layer="layout" svg:width="3cm" svg:height="0.5cm" svg:x="13cm" svg:y="5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5cm" svg:y1="4.5cm" svg:x2="12.5cm" svg:y2="4.75cm" draw:start-shape="id5" draw:start-glue-point="2" draw:end-shape="id11" draw:end-glue-point="3" svg:d="m8500 4500 4000 250">
          <text:p/>
        </draw:connector>
        <draw:connector draw:style-name="gr2" draw:text-style-name="P1" draw:layer="layout" draw:type="line" svg:x1="21cm" svg:y1="4.5cm" svg:x2="16.5cm" svg:y2="4.75cm" draw:start-shape="id12" draw:start-glue-point="2" draw:end-shape="id11" draw:end-glue-point="1" svg:d="m21000 4500-4500 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6T01:07:59</meta:creation-date>
    <dc:date>2012-03-13T17:58:02</dc:date>
    <meta:editing-duration>PT9H8M2S</meta:editing-duration>
    <meta:editing-cycles>21</meta:editing-cycles>
    <meta:generator>LibreOffice/3.4$Unix LibreOffice_project/340m1$Build-502</meta:generator>
    <meta:document-statistic meta:object-count="43"/>
  </office:meta>
</office:document-meta>
</file>